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2pt" fo:letter-spacing="normal" fo:font-style="normal" fo:font-weight="normal" officeooo:paragraph-rsid="000d0e72"/>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2pt" fo:letter-spacing="normal" fo:font-style="normal" fo:font-weight="normal" officeooo:rsid="000d0e72" officeooo:paragraph-rsid="000d0e72"/>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5pt" fo:letter-spacing="normal" fo:font-style="normal" fo:font-weight="bold" officeooo:rsid="000d0e72" officeooo:paragraph-rsid="000d0e72" style:font-size-asian="13.1000003814697pt" style:font-weight-asian="bold" style:font-size-complex="15pt" style:font-weight-complex="bold"/>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5pt" fo:letter-spacing="normal" fo:font-style="normal" fo:font-weight="bold" officeooo:rsid="000d96b1" officeooo:paragraph-rsid="000d96b1" style:font-size-asian="13.1000003814697pt" style:font-weight-asian="bold" style:font-size-complex="15pt" style:font-weight-complex="bold"/>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3pt" fo:letter-spacing="normal" fo:font-style="normal" fo:font-weight="bold" officeooo:rsid="000d0e72" officeooo:paragraph-rsid="000d96b1" style:font-size-asian="13pt" style:font-weight-asian="bold" style:font-size-complex="13pt" style:font-weight-complex="bold"/>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33333" style:font-name="Helvetica" fo:font-size="13pt" fo:letter-spacing="normal" fo:font-style="normal" fo:font-weight="bold" officeooo:rsid="000d96b1" officeooo:paragraph-rsid="000d96b1" style:font-size-asian="11.3500003814697pt" style:font-weight-asian="bold" style:font-size-complex="13pt" style:font-weight-complex="bold"/>
    </style:style>
    <style:style style:name="T1" style:family="text">
      <style:text-properties fo:font-size="15pt" fo:font-weight="bold" officeooo:rsid="000d0e72" style:font-size-asian="13.1000003814697pt" style:font-weight-asian="bold" style:font-size-complex="15pt" style:font-weight-complex="bold"/>
    </style:style>
    <style:style style:name="T2" style:family="text">
      <style:text-properties officeooo:rsid="000d0e72"/>
    </style:style>
    <style:style style:name="T3" style:family="text">
      <style:text-properties fo:font-size="12pt" style:font-size-asian="10.5pt" style:font-size-complex="12pt"/>
    </style:style>
    <style:style style:name="T4" style:family="text">
      <style:text-properties fo:font-size="12pt" fo:font-weight="normal" style:font-size-asian="10.5pt" style:font-weight-asian="normal" style:font-size-complex="12pt" style:font-weight-complex="normal"/>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ize="13pt" style:font-size-asian="13pt" style:font-size-complex="13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normal" style:font-weight-asian="normal" style:font-weight-complex="normal"/>
    </style:style>
    <style:style style:name="T10" style:family="text">
      <style:text-properties fo:font-size="20pt" style:text-underline-style="solid" style:text-underline-width="auto" style:text-underline-color="font-color" fo:font-weight="normal" style:font-size-asian="20pt" style:font-weight-asian="normal" style:font-size-complex="2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span text:style-name="T10">Stařec a moře</text:span></text:p>
      <text:p text:style-name="P5"/>
      <text:p text:style-name="P5">Ernest Hemingway:<text:tab/></text:p>
      <text:p text:style-name="P1"/>
      <text:p text:style-name="P1"><text:tab/><text:span text:style-name="T2">Ernest Hemingway (1899-1961) byl americký spisovatel. "Pro koho zvoničky" a "Stařec a moře" jsou jeho nejvýznamnější knihy. Pulitzerovu cenu získal v roce 1953 knihou "Stařec a moře" a Nobelovu cenu za literaturu v roce 1954.</text:span></text:p>
      <text:p text:style-name="P2">Ernest Hemingway (1899-1961) se narodil v Oak Parku, Illinois, Spojené státy. Ve věku 17 let jsem psal pro noviny v Kansas City. Po vypuknutí první světové války se dobrovolně věnuje italské armádě. Zraněn, zůstal dlouho hospitalizován. Vyzdobil ho italská vláda. V průběhu španělské občanské války byl v Madridu válečným zpravodajem. Zůstal ve Španělsku čtyři roky.</text:p>
      <text:p text:style-name="P2"><text:tab/></text:p>
      <text:p text:style-name="P2"><text:tab/>Byl jedním z hlavních představitelů severoamerického literárního cyklu zahájeného v 20. letech, který byl "ztracenou generací". Slavný pro dobrodružný životní styl, jeho biografie a práce mají jako scénáře býčí zápasy ve Španělsku, loví pod vodou na Kubě a safari v Africe. Hemingway je fascinován nebezpečím a volně žijícími zvířaty.</text:p>
      <text:p text:style-name="P2"><text:tab/></text:p>
      <text:p text:style-name="P2"><text:tab/>Ernest Hemingway se několikrát oženil, mnoho let žil na Kubě a stal se přáteli s Fidelem Castrem. V roce 1954 získal Nobelovu cenu za literaturu. Velmi nemocný spáchal sebevraždu se snímkem 2. července 1961. Jeho tělo bylo pohřbeno v Blaine County, Idaho, ve Spojených státech.</text:p>
      <text:p text:style-name="P2"/>
      <text:p text:style-name="P3"><text:span text:style-name="T7">Literární Druh</text:span>: <text:span text:style-name="T4">Epická Próza</text:span></text:p>
      <text:p text:style-name="P3"/>
      <text:p text:style-name="P3"><text:span text:style-name="T7">Literární Žánr:</text:span> <text:span text:style-name="T4">Novela</text:span></text:p>
      <text:p text:style-name="P2"/>
      <text:p text:style-name="P3"><text:span text:style-name="T7">Děj</text:span>: </text:p>
      <text:p text:style-name="P3"/>
      <text:p text:style-name="P3"><text:tab/><text:span text:style-name="T7">Hlavní Postava:</text:span> <text:span text:style-name="T4">Rybář Santiago (starý, hodný, pracovitý).</text:span></text:p>
      <text:p text:style-name="P3"/>
      <text:p text:style-name="P3"><text:span text:style-name="T4"><text:tab/>Protagonista knihy, rybář Santiago, se začíná starat o jeho smůlu, když mnoho po sobě jdoucích dnů neulovil žádné ryby a téměř má mnoho k jídlu. Tvůj přítel, Manolin, musí tě také nechat. Postaral se o něj, dal mu jídlo a pomohl mu ven na moře. Jednoho dne se starý muž rozhodne jít k moři, kde nebyl nikdo a rozloučil se s chlapcem, který opustí vesnici. Po několika dnech bez úspěchu ve vodě zachycuje sen. Neví, jak vypadá, ale podle svého chování budou ryby vědět, že to je pravděpodobně jeho největší problém. Ale ryby vás překvapí svou silou a začnou vás táhnout na otevřené moře. Starý muž se ji </text:span><text:soft-page-break/><text:span text:style-name="T4">snaží udržet, ale je starý a po několika hodinách se vzdal svého boje. Stále ho loví a muž je velmi vyčerpaný a unavený, ale nezbavuje ho z lodi, protože věří, že jakmile se unaví a bude ji moci zabít. To díky svým zkušenostem uspěje, přivede ho na loď a vrátí se domů podle slunce. Ale po cestě musí odolat žraločím útokům na lodi. Navzdory tomu, že starý muž má velkou odhodlání, bude jíst svůj sumec. starý mrtvý útěk se vrátí domů, loď opustila přístaviště a svázala kolem jeho ranního davu, shromážděného, aby se podíval na kostru obrovské ryby spojené s člunem starého muže.</text:span></text:p>
      <text:p text:style-name="P3"><text:span text:style-name="T4"/></text:p>
      <text:p text:style-name="P6">Co Myslím: <text:span text:style-name="T5">Hemingwayova nejlepší kniha. Vykládám Santiagoho naléhání na zachycení ryb s depresí a bojem se silou vůle. Život je jako velká ryba a my bychom měli trvat na tom, abychom ji měli.</text:span></text:p>
      <text:p text:style-name="P3"><text:span text:style-name="T4"/></text:p>
      <text:p text:style-name="P3"><text:span text:style-name="T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4T17:29:11.507947940</meta:creation-date>
    <dc:date>2019-01-14T17:47:27.387309022</dc:date>
    <meta:editing-duration>PT7M55S</meta:editing-duration>
    <meta:editing-cycles>1</meta:editing-cycles>
    <meta:document-statistic meta:table-count="0" meta:image-count="0" meta:object-count="0" meta:page-count="2" meta:paragraph-count="14" meta:word-count="448" meta:character-count="2727" meta:non-whitespace-character-count="2281"/>
    <meta:generator>LibreOffice/5.1.6.2$Linux_X86_64 LibreOffice_project/10m0$Build-2</meta:generator>
  </office:meta>
</office:document-meta>
</file>